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Flow (t/year)</text:p>
          </table:table-cell>
          <table:table-cell/>
          <table:table-cell office:value-type="string" calcext:value-type="string">
            <text:p>Flow (kt/year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Width normalize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Max</text:p>
          </table:table-cell>
          <table:table-cell table:formula="of:=MAX([.C2:.C46])" office:value-type="float" office:value="55785" calcext:value-type="float">
            <text:p>55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office:value-type="float" office:value="55785" calcext:value-type="float">
            <text:p>55785</text:p>
          </table:table-cell>
          <table:table-cell/>
          <table:table-cell table:formula="of:=[.C2]/1000" office:value-type="float" office:value="55.785" calcext:value-type="float">
            <text:p>55.785</text:p>
          </table:table-cell>
          <table:table-cell table:formula="of:=[.C2]/[.$K$1]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float" office:value="21815" calcext:value-type="float">
            <text:p>21815</text:p>
          </table:table-cell>
          <table:table-cell/>
          <table:table-cell table:formula="of:=[.C3]/1000" office:value-type="float" office:value="21.815" calcext:value-type="float">
            <text:p>21.815</text:p>
          </table:table-cell>
          <table:table-cell table:formula="of:=[.C3]/[.$K$1]" office:value-type="float" office:value="0.391054943085059" calcext:value-type="float">
            <text:p>0.391054943085059</text:p>
          </table:table-cell>
          <table:table-cell table:formula="of:=[.F3]*[.$G$2]" office:value-type="float" office:value="0.175974724388276" calcext:value-type="float">
            <text:p>0.175974724388276</text:p>
          </table:table-cell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in</text:p>
          </table:table-cell>
          <table:table-cell table:formula="of:=MIN([.F2:.F46])" office:value-type="float" office:value="0.000215111589136865" calcext:value-type="float">
            <text:p>0.0002151115891368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C4]/1000" office:value-type="float" office:value="1.508" calcext:value-type="float">
            <text:p>1.508</text:p>
          </table:table-cell>
          <table:table-cell table:formula="of:=[.C4]/[.$K$1]" office:value-type="float" office:value="0.0270323563681993" calcext:value-type="float">
            <text:p>0.0270323563681993</text:p>
          </table:table-cell>
          <table:table-cell table:formula="of:=[.F4]*[.$G$2]" office:value-type="float" office:value="0.0121645603656897" calcext:value-type="float">
            <text:p>0.0121645603656897</text:p>
          </table:table-cell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C5]/1000" office:value-type="float" office:value="0.068" calcext:value-type="float">
            <text:p>0.068</text:p>
          </table:table-cell>
          <table:table-cell table:formula="of:=[.C5]/[.$K$1]" office:value-type="float" office:value="0.00121896567177557" calcext:value-type="float">
            <text:p>0.00121896567177557</text:p>
          </table:table-cell>
          <table:table-cell table:formula="of:=[.F5]*[.$G$2]" office:value-type="float" office:value="0.000548534552299005" calcext:value-type="float">
            <text:p>0.000548534552299005</text:p>
          </table:table-cell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office:value-type="float" office:value="4655" calcext:value-type="float">
            <text:p>4655</text:p>
          </table:table-cell>
          <table:table-cell/>
          <table:table-cell table:formula="of:=[.C6]/1000" office:value-type="float" office:value="4.655" calcext:value-type="float">
            <text:p>4.655</text:p>
          </table:table-cell>
          <table:table-cell table:formula="of:=[.C6]/[.$K$1]" office:value-type="float" office:value="0.0834453706193421" calcext:value-type="float">
            <text:p>0.0834453706193421</text:p>
          </table:table-cell>
          <table:table-cell table:formula="of:=[.F6]*[.$G$2]" office:value-type="float" office:value="0.037550416778704" calcext:value-type="float">
            <text:p>0.037550416778704</text:p>
          </table:table-cell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8]/1000" office:value-type="float" office:value="30.583" calcext:value-type="float">
            <text:p>30.583</text:p>
          </table:table-cell>
          <table:table-cell table:formula="of:=[.C8]/[.$K$1]" office:value-type="float" office:value="0.548229810881061" calcext:value-type="float">
            <text:p>0.548229810881061</text:p>
          </table:table-cell>
          <table:table-cell table:formula="of:=[.F8]*[.$G$2]" office:value-type="float" office:value="0.246703414896478" calcext:value-type="float">
            <text:p>0.246703414896478</text:p>
          </table:table-cell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office:value-type="float" office:value="32545" calcext:value-type="float">
            <text:p>32545</text:p>
          </table:table-cell>
          <table:table-cell table:formula="of:=[.C6]+[.C28]+[.C29]+[.C23]" office:value-type="float" office:value="58167" calcext:value-type="float">
            <text:p>58167</text:p>
          </table:table-cell>
          <table:table-cell table:formula="of:=[.C9]/1000" office:value-type="float" office:value="32.545" calcext:value-type="float">
            <text:p>32.545</text:p>
          </table:table-cell>
          <table:table-cell table:formula="of:=[.C9]/[.$K$1]" office:value-type="float" office:value="0.583400555704939" calcext:value-type="float">
            <text:p>0.583400555704939</text:p>
          </table:table-cell>
          <table:table-cell table:formula="of:=[.F9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office:value-type="float" office:value="32545" calcext:value-type="float">
            <text:p>32545</text:p>
          </table:table-cell>
          <table:table-cell table:formula="of:=[.D9]*0.247" office:value-type="float" office:value="14367.249" calcext:value-type="float">
            <text:p>14367.249</text:p>
          </table:table-cell>
          <table:table-cell table:formula="of:=[.C10]/1000" office:value-type="float" office:value="32.545" calcext:value-type="float">
            <text:p>32.545</text:p>
          </table:table-cell>
          <table:table-cell table:formula="of:=[.C10]/[.$K$1]" office:value-type="float" office:value="0.583400555704939" calcext:value-type="float">
            <text:p>0.583400555704939</text:p>
          </table:table-cell>
          <table:table-cell table:formula="of:=[.F10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office:value-type="float" office:value="5129" calcext:value-type="float">
            <text:p>5129</text:p>
          </table:table-cell>
          <table:table-cell table:formula="of:=[.D9]-[.D10]-[.C34]" office:value-type="float" office:value="33009.751" calcext:value-type="float">
            <text:p>33009.751</text:p>
          </table:table-cell>
          <table:table-cell table:formula="of:=[.C11]/1000" office:value-type="float" office:value="5.129" calcext:value-type="float">
            <text:p>5.129</text:p>
          </table:table-cell>
          <table:table-cell table:formula="of:=[.C11]/[.$K$1]" office:value-type="float" office:value="0.0919422783902483" calcext:value-type="float">
            <text:p>0.0919422783902483</text:p>
          </table:table-cell>
          <table:table-cell table:formula="of:=[.F11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12]/1000" office:value-type="float" office:value="6.203" calcext:value-type="float">
            <text:p>6.203</text:p>
          </table:table-cell>
          <table:table-cell table:formula="of:=[.C12]/[.$K$1]" office:value-type="float" office:value="0.111194765617998" calcext:value-type="float">
            <text:p>0.111194765617998</text:p>
          </table:table-cell>
          <table:table-cell table:formula="of:=[.F12]*[.$G$2]" office:value-type="float" office:value="0.050037644528099" calcext:value-type="float">
            <text:p>0.05003764452809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office:value-type="float" office:value="43226" calcext:value-type="float">
            <text:p>43226</text:p>
          </table:table-cell>
          <table:table-cell/>
          <table:table-cell table:formula="of:=[.C13]/1000" office:value-type="float" office:value="43.226" calcext:value-type="float">
            <text:p>43.226</text:p>
          </table:table-cell>
          <table:table-cell table:formula="of:=[.C13]/[.$K$1]" office:value-type="float" office:value="0.77486779600251" calcext:value-type="float">
            <text:p>0.77486779600251</text:p>
          </table:table-cell>
          <table:table-cell table:formula="of:=[.F13]*[.$G$2]" office:value-type="float" office:value="0.348690508201129" calcext:value-type="float">
            <text:p>0.34869050820112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4]/1000" office:value-type="float" office:value="22.35" calcext:value-type="float">
            <text:p>22.35</text:p>
          </table:table-cell>
          <table:table-cell table:formula="of:=[.C14]/[.$K$1]" office:value-type="float" office:value="0.400645334767411" calcext:value-type="float">
            <text:p>0.400645334767411</text:p>
          </table:table-cell>
          <table:table-cell table:formula="of:=[.F14]*[.$G$2]" office:value-type="float" office:value="0.180290400645335" calcext:value-type="float">
            <text:p>0.180290400645335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office:value-type="float" office:value="9179" calcext:value-type="float">
            <text:p>9179</text:p>
          </table:table-cell>
          <table:table-cell/>
          <table:table-cell table:formula="of:=[.C15]/1000" office:value-type="float" office:value="9.179" calcext:value-type="float">
            <text:p>9.179</text:p>
          </table:table-cell>
          <table:table-cell table:formula="of:=[.C15]/[.$K$1]" office:value-type="float" office:value="0.16454243972394" calcext:value-type="float">
            <text:p>0.16454243972394</text:p>
          </table:table-cell>
          <table:table-cell table:formula="of:=[.F15]*[.$G$2]" office:value-type="float" office:value="0.0740440978757731" calcext:value-type="float">
            <text:p>0.0740440978757731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16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7]/1000" office:value-type="float" office:value="22.35" calcext:value-type="float">
            <text:p>22.35</text:p>
          </table:table-cell>
          <table:table-cell table:formula="of:=[.C17]/[.$K$1]" office:value-type="float" office:value="0.400645334767411" calcext:value-type="float">
            <text:p>0.400645334767411</text:p>
          </table:table-cell>
          <table:table-cell table:formula="of:=[.F17]*[.$G$2]" office:value-type="float" office:value="0.180290400645335" calcext:value-type="float">
            <text:p>0.180290400645335</text:p>
          </table:table-cell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office:value-type="float" office:value="10274" calcext:value-type="float">
            <text:p>10274</text:p>
          </table:table-cell>
          <table:table-cell/>
          <table:table-cell table:formula="of:=[.C18]/1000" office:value-type="float" office:value="10.274" calcext:value-type="float">
            <text:p>10.274</text:p>
          </table:table-cell>
          <table:table-cell table:formula="of:=[.C18]/[.$K$1]" office:value-type="float" office:value="0.184171372232679" calcext:value-type="float">
            <text:p>0.184171372232679</text:p>
          </table:table-cell>
          <table:table-cell table:formula="of:=[.F18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office:value-type="float" office:value="3797" calcext:value-type="float">
            <text:p>3797</text:p>
          </table:table-cell>
          <table:table-cell/>
          <table:table-cell table:formula="of:=[.C19]/1000" office:value-type="float" office:value="3.797" calcext:value-type="float">
            <text:p>3.797</text:p>
          </table:table-cell>
          <table:table-cell table:formula="of:=[.C19]/[.$K$1]" office:value-type="float" office:value="0.0680648919960563" calcext:value-type="float">
            <text:p>0.0680648919960563</text:p>
          </table:table-cell>
          <table:table-cell table:formula="of:=[.F19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20]/1000" office:value-type="float" office:value="30.583" calcext:value-type="float">
            <text:p>30.583</text:p>
          </table:table-cell>
          <table:table-cell table:formula="of:=[.C20]/[.$K$1]" office:value-type="float" office:value="0.548229810881061" calcext:value-type="float">
            <text:p>0.548229810881061</text:p>
          </table:table-cell>
          <table:table-cell table:formula="of:=[.F20]*[.$G$2]" office:value-type="float" office:value="0.246703414896478" calcext:value-type="float">
            <text:p>0.246703414896478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office:value-type="float" office:value="1808" calcext:value-type="float">
            <text:p>1808</text:p>
          </table:table-cell>
          <table:table-cell/>
          <table:table-cell table:formula="of:=[.C21]/1000" office:value-type="float" office:value="1.808" calcext:value-type="float">
            <text:p>1.808</text:p>
          </table:table-cell>
          <table:table-cell table:formula="of:=[.C21]/[.$K$1]" office:value-type="float" office:value="0.032410146096621" calcext:value-type="float">
            <text:p>0.032410146096621</text:p>
          </table:table-cell>
          <table:table-cell table:formula="of:=[.F21]*[.$G$2]" office:value-type="float" office:value="0.0145845657434794" calcext:value-type="float">
            <text:p>0.0145845657434794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22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23]/1000" office:value-type="float" office:value="0.012" calcext:value-type="float">
            <text:p>0.012</text:p>
          </table:table-cell>
          <table:table-cell table:formula="of:=[.C23]/[.$K$1]" office:value-type="float" office:value="0.000215111589136865" calcext:value-type="float">
            <text:p>0.000215111589136865</text:p>
          </table:table-cell>
          <table:table-cell table:formula="of:=[.F23]*[.$G$2]" office:value-type="float" office:value="0.0000968002151115891" calcext:value-type="float">
            <text:p>9.68002151115891E-0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24]/1000" office:value-type="float" office:value="0.056" calcext:value-type="float">
            <text:p>0.056</text:p>
          </table:table-cell>
          <table:table-cell table:formula="of:=[.C24]/[.$K$1]" office:value-type="float" office:value="0.0010038540826387" calcext:value-type="float">
            <text:p>0.0010038540826387</text:p>
          </table:table-cell>
          <table:table-cell table:formula="of:=[.F24]*[.$G$2]" office:value-type="float" office:value="0.000451734337187416" calcext:value-type="float">
            <text:p>0.00045173433718741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25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office:value-type="float" office:value="5129" calcext:value-type="float">
            <text:p>5129</text:p>
          </table:table-cell>
          <table:table-cell/>
          <table:table-cell table:formula="of:=[.C26]/1000" office:value-type="float" office:value="5.129" calcext:value-type="float">
            <text:p>5.129</text:p>
          </table:table-cell>
          <table:table-cell table:formula="of:=[.C26]/[.$K$1]" office:value-type="float" office:value="0.0919422783902483" calcext:value-type="float">
            <text:p>0.0919422783902483</text:p>
          </table:table-cell>
          <table:table-cell table:formula="of:=[.F26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27]/1000" office:value-type="float" office:value="6.203" calcext:value-type="float">
            <text:p>6.203</text:p>
          </table:table-cell>
          <table:table-cell table:formula="of:=[.C27]/[.$K$1]" office:value-type="float" office:value="0.111194765617998" calcext:value-type="float">
            <text:p>0.111194765617998</text:p>
          </table:table-cell>
          <table:table-cell table:formula="of:=[.F27]*[.$G$2]" office:value-type="float" office:value="0.050037644528099" calcext:value-type="float">
            <text:p>0.050037644528099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43226" calcext:value-type="float">
            <text:p>43226</text:p>
          </table:table-cell>
          <table:table-cell table:formula="of:=[.C28]*0.28" office:value-type="float" office:value="12103.28" calcext:value-type="float">
            <text:p>12103.28</text:p>
          </table:table-cell>
          <table:table-cell table:formula="of:=[.C28]/1000" office:value-type="float" office:value="43.226" calcext:value-type="float">
            <text:p>43.226</text:p>
          </table:table-cell>
          <table:table-cell table:formula="of:=[.C28]/[.$K$1]" office:value-type="float" office:value="0.77486779600251" calcext:value-type="float">
            <text:p>0.77486779600251</text:p>
          </table:table-cell>
          <table:table-cell table:formula="of:=[.F28]*[.$G$2]" office:value-type="float" office:value="0.348690508201129" calcext:value-type="float">
            <text:p>0.348690508201129</text:p>
          </table:table-cell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10274" calcext:value-type="float">
            <text:p>10274</text:p>
          </table:table-cell>
          <table:table-cell table:formula="of:=[.C29]*0.11" office:value-type="float" office:value="1130.14" calcext:value-type="float">
            <text:p>1130.14</text:p>
          </table:table-cell>
          <table:table-cell table:formula="of:=[.C29]/1000" office:value-type="float" office:value="10.274" calcext:value-type="float">
            <text:p>10.274</text:p>
          </table:table-cell>
          <table:table-cell table:formula="of:=[.C29]/[.$K$1]" office:value-type="float" office:value="0.184171372232679" calcext:value-type="float">
            <text:p>0.184171372232679</text:p>
          </table:table-cell>
          <table:table-cell table:formula="of:=[.F29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office:value-type="float" office:value="3797" calcext:value-type="float">
            <text:p>3797</text:p>
          </table:table-cell>
          <table:table-cell table:formula="of:=([.D28]+[.D29])/([.C28]+[.C29])" office:value-type="float" office:value="0.247353644859813" calcext:value-type="float">
            <text:p>0.247353644859813</text:p>
          </table:table-cell>
          <table:table-cell table:formula="of:=[.C30]/1000" office:value-type="float" office:value="3.797" calcext:value-type="float">
            <text:p>3.797</text:p>
          </table:table-cell>
          <table:table-cell table:formula="of:=[.C30]/[.$K$1]" office:value-type="float" office:value="0.0680648919960563" calcext:value-type="float">
            <text:p>0.0680648919960563</text:p>
          </table:table-cell>
          <table:table-cell table:formula="of:=[.F30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31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formula="of:=[.D11]" office:value-type="float" office:value="33009.751" calcext:value-type="float">
            <text:p>33009.751</text:p>
          </table:table-cell>
          <table:table-cell office:value-type="float" office:value="15934" calcext:value-type="float">
            <text:p>15934</text:p>
          </table:table-cell>
          <table:table-cell table:formula="of:=[.C32]/1000" office:value-type="float" office:value="33.009751" calcext:value-type="float">
            <text:p>33.009751</text:p>
          </table:table-cell>
          <table:table-cell table:formula="of:=[.C32]/[.$K$1]" office:value-type="float" office:value="0.591731666218518" calcext:value-type="float">
            <text:p>0.591731666218518</text:p>
          </table:table-cell>
          <table:table-cell table:formula="of:=[.F32]*[.$G$2]" office:value-type="float" office:value="0.266279249798333" calcext:value-type="float">
            <text:p>0.266279249798333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formula="of:=[.D10]" office:value-type="float" office:value="14367.249" calcext:value-type="float">
            <text:p>14367.249</text:p>
          </table:table-cell>
          <table:table-cell/>
          <table:table-cell table:formula="of:=[.C33]/1000" office:value-type="float" office:value="14.367249" calcext:value-type="float">
            <text:p>14.367249</text:p>
          </table:table-cell>
          <table:table-cell table:formula="of:=[.C33]/[.$K$1]" office:value-type="float" office:value="0.257546813659586" calcext:value-type="float">
            <text:p>0.257546813659586</text:p>
          </table:table-cell>
          <table:table-cell table:formula="of:=[.F33]*[.$G$2]" office:value-type="float" office:value="0.115896066146814" calcext:value-type="float">
            <text:p>0.115896066146814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office:value-type="float" office:value="10790" calcext:value-type="float">
            <text:p>10790</text:p>
          </table:table-cell>
          <table:table-cell office:value-type="float" office:value="1166" calcext:value-type="float">
            <text:p>1166</text:p>
          </table:table-cell>
          <table:table-cell table:formula="of:=[.C34]/1000" office:value-type="float" office:value="10.79" calcext:value-type="float">
            <text:p>10.79</text:p>
          </table:table-cell>
          <table:table-cell table:formula="of:=[.C34]/[.$K$1]" office:value-type="float" office:value="0.193421170565564" calcext:value-type="float">
            <text:p>0.193421170565564</text:p>
          </table:table-cell>
          <table:table-cell table:formula="of:=[.F34]*[.$G$2]" office:value-type="float" office:value="0.0870395267545039" calcext:value-type="float">
            <text:p>0.0870395267545039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office:value-type="float" office:value="6392" calcext:value-type="float">
            <text:p>6392</text:p>
          </table:table-cell>
          <table:table-cell/>
          <table:table-cell table:formula="of:=[.C35]/1000" office:value-type="float" office:value="6.392" calcext:value-type="float">
            <text:p>6.392</text:p>
          </table:table-cell>
          <table:table-cell table:formula="of:=[.C35]/[.$K$1]" office:value-type="float" office:value="0.114582773146903" calcext:value-type="float">
            <text:p>0.114582773146903</text:p>
          </table:table-cell>
          <table:table-cell table:formula="of:=[.F35]*[.$G$2]" office:value-type="float" office:value="0.0515622479161065" calcext:value-type="float">
            <text:p>0.0515622479161065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36]/1000" office:value-type="float" office:value="1.445" calcext:value-type="float">
            <text:p>1.445</text:p>
          </table:table-cell>
          <table:table-cell table:formula="of:=[.C36]/[.$K$1]" office:value-type="float" office:value="0.0259030205252308" calcext:value-type="float">
            <text:p>0.0259030205252308</text:p>
          </table:table-cell>
          <table:table-cell table:formula="of:=[.F36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Landfill/Disposed</text:p>
          </table:table-cell>
          <table:table-cell table:formula="of:=[.C33]-[.C38]-[.C39]" office:value-type="float" office:value="10847.249" calcext:value-type="float">
            <text:p>10847.249</text:p>
          </table:table-cell>
          <table:table-cell/>
          <table:table-cell table:formula="of:=[.C37]/1000" office:value-type="float" office:value="10.847249" calcext:value-type="float">
            <text:p>10.847249</text:p>
          </table:table-cell>
          <table:table-cell table:formula="of:=[.C37]/[.$K$1]" office:value-type="float" office:value="0.194447414179439" calcext:value-type="float">
            <text:p>0.194447414179439</text:p>
          </table:table-cell>
          <table:table-cell table:formula="of:=[.F37]*[.$G$2]" office:value-type="float" office:value="0.0875013363807475" calcext:value-type="float">
            <text:p>0.0875013363807475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Landfi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38]/1000" office:value-type="float" office:value="2.118" calcext:value-type="float">
            <text:p>2.118</text:p>
          </table:table-cell>
          <table:table-cell table:formula="of:=[.C38]/[.$K$1]" office:value-type="float" office:value="0.0379671954826566" calcext:value-type="float">
            <text:p>0.0379671954826566</text:p>
          </table:table-cell>
          <table:table-cell table:formula="of:=[.F38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39]/1000" office:value-type="float" office:value="1.402" calcext:value-type="float">
            <text:p>1.402</text:p>
          </table:table-cell>
          <table:table-cell table:formula="of:=[.C39]/[.$K$1]" office:value-type="float" office:value="0.0251322039974904" calcext:value-type="float">
            <text:p>0.0251322039974904</text:p>
          </table:table-cell>
          <table:table-cell table:formula="of:=[.F39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40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office:value-type="float" office:value="901" calcext:value-type="float">
            <text:p>901</text:p>
          </table:table-cell>
          <table:table-cell table:formula="of:=[.C41]+[.C42]" office:value-type="float" office:value="6392" calcext:value-type="float">
            <text:p>6392</text:p>
          </table:table-cell>
          <table:table-cell table:formula="of:=[.C41]/1000" office:value-type="float" office:value="0.901" calcext:value-type="float">
            <text:p>0.901</text:p>
          </table:table-cell>
          <table:table-cell table:formula="of:=[.C41]/[.$K$1]" office:value-type="float" office:value="0.0161512951510263" calcext:value-type="float">
            <text:p>0.0161512951510263</text:p>
          </table:table-cell>
          <table:table-cell table:formula="of:=[.F41]*[.$G$2]" office:value-type="float" office:value="0.00726808281796182" calcext:value-type="float">
            <text:p>0.00726808281796182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office:value-type="float" office:value="5491" calcext:value-type="float">
            <text:p>5491</text:p>
          </table:table-cell>
          <table:table-cell/>
          <table:table-cell table:formula="of:=[.C42]/1000" office:value-type="float" office:value="5.491" calcext:value-type="float">
            <text:p>5.491</text:p>
          </table:table-cell>
          <table:table-cell table:formula="of:=[.C42]/[.$K$1]" office:value-type="float" office:value="0.098431477995877" calcext:value-type="float">
            <text:p>0.098431477995877</text:p>
          </table:table-cell>
          <table:table-cell table:formula="of:=[.F42]*[.$G$2]" office:value-type="float" office:value="0.0442941650981447" calcext:value-type="float">
            <text:p>0.0442941650981447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43]/1000" office:value-type="float" office:value="1.445" calcext:value-type="float">
            <text:p>1.445</text:p>
          </table:table-cell>
          <table:table-cell table:formula="of:=[.C43]/[.$K$1]" office:value-type="float" office:value="0.0259030205252308" calcext:value-type="float">
            <text:p>0.0259030205252308</text:p>
          </table:table-cell>
          <table:table-cell table:formula="of:=[.F43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formula="of:=[.C37]" office:value-type="float" office:value="10847.249" calcext:value-type="float">
            <text:p>10847.249</text:p>
          </table:table-cell>
          <table:table-cell/>
          <table:table-cell table:formula="of:=[.C44]/1000" office:value-type="float" office:value="10.847249" calcext:value-type="float">
            <text:p>10.847249</text:p>
          </table:table-cell>
          <table:table-cell table:formula="of:=[.C44]/[.$K$1]" office:value-type="float" office:value="0.194447414179439" calcext:value-type="float">
            <text:p>0.194447414179439</text:p>
          </table:table-cell>
          <table:table-cell table:formula="of:=[.F44]*[.$G$2]" office:value-type="float" office:value="0.0875013363807475" calcext:value-type="float">
            <text:p>0.0875013363807475</text:p>
          </table:table-cell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45]/1000" office:value-type="float" office:value="2.118" calcext:value-type="float">
            <text:p>2.118</text:p>
          </table:table-cell>
          <table:table-cell table:formula="of:=[.C45]/[.$K$1]" office:value-type="float" office:value="0.0379671954826566" calcext:value-type="float">
            <text:p>0.0379671954826566</text:p>
          </table:table-cell>
          <table:table-cell table:formula="of:=[.F45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46]/1000" office:value-type="float" office:value="1.402" calcext:value-type="float">
            <text:p>1.402</text:p>
          </table:table-cell>
          <table:table-cell table:formula="of:=[.C46]/[.$K$1]" office:value-type="float" office:value="0.0251322039974904" calcext:value-type="float">
            <text:p>0.0251322039974904</text:p>
          </table:table-cell>
          <table:table-cell table:formula="of:=[.F46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C47]/1000" office:value-type="float" office:value="0" calcext:value-type="float">
            <text:p>0</text:p>
          </table:table-cell>
          <table:table-cell table:formula="of:=[.C47]/[.$K$1]" office:value-type="float" office:value="0" calcext:value-type="float">
            <text:p>0</text:p>
          </table:table-cell>
          <table:table-cell table:formula="of:=[.F4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Food waste</text:p>
          </table:table-cell>
          <table:table-cell table:formula="of:=[.C32]-[.C35]" office:value-type="float" office:value="26617.751" calcext:value-type="float">
            <text:p>26617.751</text:p>
          </table:table-cell>
          <table:table-cell/>
          <table:table-cell table:formula="of:=[.C48]/1000" office:value-type="float" office:value="26.617751" calcext:value-type="float">
            <text:p>26.617751</text:p>
          </table:table-cell>
          <table:table-cell table:formula="of:=[.C48]/[.$K$1]" office:value-type="float" office:value="0.477148893071614" calcext:value-type="float">
            <text:p>0.477148893071614</text:p>
          </table:table-cell>
          <table:table-cell table:formula="of:=[.F48]*[.$G$2]" office:value-type="float" office:value="0.214717001882226" calcext:value-type="float">
            <text:p>0.21471700188222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Chemical industry</text:p>
          </table:table-cell>
          <table:table-cell office:value-type="float" office:value="3800" calcext:value-type="float">
            <text:p>3800</text:p>
          </table:table-cell>
          <table:table-cell/>
          <table:table-cell table:formula="of:=[.C52]/1000" office:value-type="float" office:value="3.8" calcext:value-type="float">
            <text:p>3.8</text:p>
          </table:table-cell>
          <table:table-cell table:formula="of:=[.C52]/[.$K$1]" office:value-type="float" office:value="0.0681186698933405" calcext:value-type="float">
            <text:p>0.0681186698933405</text:p>
          </table:table-cell>
          <table:table-cell table:formula="of:=[.F52]*[.$G$2]" office:value-type="float" office:value="0.0306534014520032" calcext:value-type="float">
            <text:p>0.0306534014520032</text:p>
          </table:table-cell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Chemica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Steel industry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53]/1000" office:value-type="float" office:value="7.2" calcext:value-type="float">
            <text:p>7.2</text:p>
          </table:table-cell>
          <table:table-cell table:formula="of:=[.C53]/[.$K$1]" office:value-type="float" office:value="0.129066953482119" calcext:value-type="float">
            <text:p>0.129066953482119</text:p>
          </table:table-cell>
          <table:table-cell table:formula="of:=[.F53]*[.$G$2]" office:value-type="float" office:value="0.0580801290669535" calcext:value-type="float">
            <text:p>0.0580801290669535</text:p>
          </table:table-cell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Stee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apped steel imports</text:p>
          </table:table-cell>
          <table:table-cell office:value-type="string" calcext:value-type="string">
            <text:p>Steel industry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54]/1000" office:value-type="float" office:value="0.2" calcext:value-type="float">
            <text:p>0.2</text:p>
          </table:table-cell>
          <table:table-cell table:formula="of:=[.C54]/[.$K$1]" office:value-type="float" office:value="0.00358519315228108" calcext:value-type="float">
            <text:p>0.00358519315228108</text:p>
          </table:table-cell>
          <table:table-cell table:formula="of:=[.F54]*[.$G$2]" office:value-type="float" office:value="0.00161333691852649" calcext:value-type="float">
            <text:p>0.00161333691852649</text:p>
          </table:table-cell>
          <table:table-cell office:value-type="string" calcext:value-type="string">
            <text:p>Scrapped steel imports</text:p>
          </table:table-cell>
          <table:table-cell office:value-type="string" calcext:value-type="string">
            <text:p>Stee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steel</text:p>
          </table:table-cell>
          <table:table-cell office:value-type="string" calcext:value-type="string">
            <text:p>Steel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C55]/1000" office:value-type="float" office:value="0.5" calcext:value-type="float">
            <text:p>0.5</text:p>
          </table:table-cell>
          <table:table-cell table:formula="of:=[.C55]/[.$K$1]" office:value-type="float" office:value="0.0089629828807027" calcext:value-type="float">
            <text:p>0.0089629828807027</text:p>
          </table:table-cell>
          <table:table-cell table:formula="of:=[.F55]*[.$G$2]" office:value-type="float" office:value="0.00403334229631621" calcext:value-type="float">
            <text:p>0.00403334229631621</text:p>
          </table:table-cell>
          <table:table-cell office:value-type="string" calcext:value-type="string">
            <text:p>Imported steel</text:p>
          </table:table-cell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slag</text:p>
          </table:table-cell>
          <table:table-cell office:value-type="string" calcext:value-type="string">
            <text:p>Slag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56]/1000" office:value-type="float" office:value="0.4" calcext:value-type="float">
            <text:p>0.4</text:p>
          </table:table-cell>
          <table:table-cell table:formula="of:=[.C56]/[.$K$1]" office:value-type="float" office:value="0.00717038630456216" calcext:value-type="float">
            <text:p>0.00717038630456216</text:p>
          </table:table-cell>
          <table:table-cell table:formula="of:=[.F56]*[.$G$2]" office:value-type="float" office:value="0.00322667383705297" calcext:value-type="float">
            <text:p>0.00322667383705297</text:p>
          </table:table-cell>
          <table:table-cell office:value-type="string" calcext:value-type="string">
            <text:p>Imported slag</text:p>
          </table:table-cell>
          <table:table-cell office:value-type="string" calcext:value-type="string">
            <text:p>Sla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C57]/[.$K$1]" office:value-type="float" office:value="0" calcext:value-type="float">
            <text:p>0</text:p>
          </table:table-cell>
          <table:table-cell table:formula="of:=[.F5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teel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C58]/1000" office:value-type="float" office:value="0.9" calcext:value-type="float">
            <text:p>0.9</text:p>
          </table:table-cell>
          <table:table-cell table:formula="of:=[.C58]/[.$K$1]" office:value-type="float" office:value="0.0161333691852649" calcext:value-type="float">
            <text:p>0.0161333691852649</text:p>
          </table:table-cell>
          <table:table-cell table:formula="of:=[.F58]*[.$G$2]" office:value-type="float" office:value="0.00726001613336919" calcext:value-type="float">
            <text:p>0.00726001613336919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lag</text:p>
          </table:table-cell>
          <table:table-cell office:value-type="float" office:value="6700" calcext:value-type="float">
            <text:p>6700</text:p>
          </table:table-cell>
          <table:table-cell/>
          <table:table-cell table:formula="of:=[.C59]/1000" office:value-type="float" office:value="6.7" calcext:value-type="float">
            <text:p>6.7</text:p>
          </table:table-cell>
          <table:table-cell table:formula="of:=[.C59]/[.$K$1]" office:value-type="float" office:value="0.120103970601416" calcext:value-type="float">
            <text:p>0.120103970601416</text:p>
          </table:table-cell>
          <table:table-cell table:formula="of:=[.F59]*[.$G$2]" office:value-type="float" office:value="0.0540467867706373" calcext:value-type="float">
            <text:p>0.0540467867706373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teel industry waste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C60]/1000" office:value-type="float" office:value="0.33" calcext:value-type="float">
            <text:p>0.33</text:p>
          </table:table-cell>
          <table:table-cell table:formula="of:=[.C60]/[.$K$1]" office:value-type="float" office:value="0.00591556870126378" calcext:value-type="float">
            <text:p>0.00591556870126378</text:p>
          </table:table-cell>
          <table:table-cell table:formula="of:=[.F60]*[.$G$2]" office:value-type="float" office:value="0.0026620059155687" calcext:value-type="float">
            <text:p>0.0026620059155687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teel industry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Domestic steel consumption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[.C61]/1000" office:value-type="float" office:value="0.86" calcext:value-type="float">
            <text:p>0.86</text:p>
          </table:table-cell>
          <table:table-cell table:formula="of:=[.C61]/[.$K$1]" office:value-type="float" office:value="0.0154163305548086" calcext:value-type="float">
            <text:p>0.0154163305548086</text:p>
          </table:table-cell>
          <table:table-cell table:formula="of:=[.F61]*[.$G$2]" office:value-type="float" office:value="0.00693734874966389" calcext:value-type="float">
            <text:p>0.00693734874966389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omestic steel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Exported steel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62]/1000" office:value-type="float" office:value="0.4" calcext:value-type="float">
            <text:p>0.4</text:p>
          </table:table-cell>
          <table:table-cell table:formula="of:=[.C62]/[.$K$1]" office:value-type="float" office:value="0.00717038630456216" calcext:value-type="float">
            <text:p>0.00717038630456216</text:p>
          </table:table-cell>
          <table:table-cell table:formula="of:=[.F62]*[.$G$2]" office:value-type="float" office:value="0.00322667383705297" calcext:value-type="float">
            <text:p>0.00322667383705297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xported 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Scrapped steel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63]/1000" office:value-type="float" office:value="0.14" calcext:value-type="float">
            <text:p>0.14</text:p>
          </table:table-cell>
          <table:table-cell table:formula="of:=[.C63]/[.$K$1]" office:value-type="float" office:value="0.00250963520659676" calcext:value-type="float">
            <text:p>0.00250963520659676</text:p>
          </table:table-cell>
          <table:table-cell table:formula="of:=[.F63]*[.$G$2]" office:value-type="float" office:value="0.00112933584296854" calcext:value-type="float">
            <text:p>0.00112933584296854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crapped 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g</text:p>
          </table:table-cell>
          <table:table-cell office:value-type="string" calcext:value-type="string">
            <text:p>Domestic slag consumption</text:p>
          </table:table-cell>
          <table:table-cell office:value-type="float" office:value="5300" calcext:value-type="float">
            <text:p>5300</text:p>
          </table:table-cell>
          <table:table-cell/>
          <table:table-cell table:formula="of:=[.C64]/1000" office:value-type="float" office:value="5.3" calcext:value-type="float">
            <text:p>5.3</text:p>
          </table:table-cell>
          <table:table-cell table:formula="of:=[.C64]/[.$K$1]" office:value-type="float" office:value="0.0950076185354486" calcext:value-type="float">
            <text:p>0.0950076185354486</text:p>
          </table:table-cell>
          <table:table-cell table:formula="of:=[.F64]*[.$G$2]" office:value-type="float" office:value="0.0427534283409519" calcext:value-type="float">
            <text:p>0.0427534283409519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Domestic slag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g</text:p>
          </table:table-cell>
          <table:table-cell office:value-type="string" calcext:value-type="string">
            <text:p>Slag exports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[.C65]/1000" office:value-type="float" office:value="1.4" calcext:value-type="float">
            <text:p>1.4</text:p>
          </table:table-cell>
          <table:table-cell table:formula="of:=[.C65]/[.$K$1]" office:value-type="float" office:value="0.0250963520659675" calcext:value-type="float">
            <text:p>0.0250963520659675</text:p>
          </table:table-cell>
          <table:table-cell table:formula="of:=[.F65]*[.$G$2]" office:value-type="float" office:value="0.0112933584296854" calcext:value-type="float">
            <text:p>0.0112933584296854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Slag expor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ed wood products</text:p>
          </table:table-cell>
          <table:table-cell office:value-type="string" calcext:value-type="string">
            <text:p>Wood products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69]/1000" office:value-type="float" office:value="0.23" calcext:value-type="float">
            <text:p>0.23</text:p>
          </table:table-cell>
          <table:table-cell table:formula="of:=[.C69]/[.$K$1]" office:value-type="float" office:value="0.00412297212512324" calcext:value-type="float">
            <text:p>0.00412297212512324</text:p>
          </table:table-cell>
          <table:table-cell table:formula="of:=[.F69]*[.$G$2]" office:value-type="float" office:value="0.00185533745630546" calcext:value-type="float">
            <text:p>0.00185533745630546</text:p>
          </table:table-cell>
          <table:table-cell office:value-type="string" calcext:value-type="string">
            <text:p>Imported wood products</text:p>
          </table:table-cell>
          <table:table-cell office:value-type="string" calcext:value-type="string">
            <text:p>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wood</text:p>
          </table:table-cell>
          <table:table-cell office:value-type="string" calcext:value-type="string">
            <text:p>Wood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70]/1000" office:value-type="float" office:value="0.14" calcext:value-type="float">
            <text:p>0.14</text:p>
          </table:table-cell>
          <table:table-cell table:formula="of:=[.C70]/[.$K$1]" office:value-type="float" office:value="0.00250963520659676" calcext:value-type="float">
            <text:p>0.00250963520659676</text:p>
          </table:table-cell>
          <table:table-cell table:formula="of:=[.F70]*[.$G$2]" office:value-type="float" office:value="0.00112933584296854" calcext:value-type="float">
            <text:p>0.00112933584296854</text:p>
          </table:table-cell>
          <table:table-cell office:value-type="string" calcext:value-type="string">
            <text:p>Imported wood</text:p>
          </table:table-cell>
          <table:table-cell office:value-type="string" calcext:value-type="string">
            <text:p>Woo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estic harvested wood</text:p>
          </table:table-cell>
          <table:table-cell office:value-type="string" calcext:value-type="string">
            <text:p>Wood</text:p>
          </table:table-cell>
          <table:table-cell office:value-type="float" office:value="2260" calcext:value-type="float">
            <text:p>2260</text:p>
          </table:table-cell>
          <table:table-cell/>
          <table:table-cell table:formula="of:=[.C71]/1000" office:value-type="float" office:value="2.26" calcext:value-type="float">
            <text:p>2.26</text:p>
          </table:table-cell>
          <table:table-cell table:formula="of:=[.C71]/[.$K$1]" office:value-type="float" office:value="0.0405126826207762" calcext:value-type="float">
            <text:p>0.0405126826207762</text:p>
          </table:table-cell>
          <table:table-cell table:formula="of:=[.F71]*[.$G$2]" office:value-type="float" office:value="0.0182307071793493" calcext:value-type="float">
            <text:p>0.0182307071793493</text:p>
          </table:table-cell>
          <table:table-cell office:value-type="string" calcext:value-type="string">
            <text:p>Domestic harvested wood</text:p>
          </table:table-cell>
          <table:table-cell office:value-type="string" calcext:value-type="string">
            <text:p>Woo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mports</text:p>
          </table:table-cell>
          <table:table-cell office:value-type="string" calcext:value-type="string">
            <text:p>Pulp &amp; paper industr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72]/1000" office:value-type="float" office:value="0.08" calcext:value-type="float">
            <text:p>0.08</text:p>
          </table:table-cell>
          <table:table-cell table:formula="of:=[.C72]/[.$K$1]" office:value-type="float" office:value="0.00143407726091243" calcext:value-type="float">
            <text:p>0.00143407726091243</text:p>
          </table:table-cell>
          <table:table-cell table:formula="of:=[.F72]*[.$G$2]" office:value-type="float" office:value="0.000645334767410594" calcext:value-type="float">
            <text:p>0.000645334767410594</text:p>
          </table:table-cell>
          <table:table-cell office:value-type="string" calcext:value-type="string">
            <text:p>Pulp &amp; paper imports</text:p>
          </table:table-cell>
          <table:table-cell office:value-type="string" calcext:value-type="string">
            <text:p>Pulp &amp; paper industry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C73]/[.$K$1]" office:value-type="float" office:value="0" calcext:value-type="float">
            <text:p>0</text:p>
          </table:table-cell>
          <table:table-cell table:formula="of:=[.F73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od products</text:p>
          </table:table-cell>
          <table:table-cell office:value-type="string" calcext:value-type="string">
            <text:p>Domestic wood products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C74]/1000" office:value-type="float" office:value="1.12" calcext:value-type="float">
            <text:p>1.12</text:p>
          </table:table-cell>
          <table:table-cell table:formula="of:=[.C74]/[.$K$1]" office:value-type="float" office:value="0.020077081652774" calcext:value-type="float">
            <text:p>0.020077081652774</text:p>
          </table:table-cell>
          <table:table-cell table:formula="of:=[.F74]*[.$G$2]" office:value-type="float" office:value="0.00903468674374832" calcext:value-type="float">
            <text:p>0.00903468674374832</text:p>
          </table:table-cell>
          <table:table-cell office:value-type="string" calcext:value-type="string">
            <text:p>Wood products</text:p>
          </table:table-cell>
          <table:table-cell office:value-type="string" calcext:value-type="string">
            <text:p>Domestic 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 products</text:p>
          </table:table-cell>
          <table:table-cell office:value-type="string" calcext:value-type="string">
            <text:p>Exported wood products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C75]/1000" office:value-type="float" office:value="0.66" calcext:value-type="float">
            <text:p>0.66</text:p>
          </table:table-cell>
          <table:table-cell table:formula="of:=[.C75]/[.$K$1]" office:value-type="float" office:value="0.0118311374025276" calcext:value-type="float">
            <text:p>0.0118311374025276</text:p>
          </table:table-cell>
          <table:table-cell table:formula="of:=[.F75]*[.$G$2]" office:value-type="float" office:value="0.0053240118311374" calcext:value-type="float">
            <text:p>0.0053240118311374</text:p>
          </table:table-cell>
          <table:table-cell office:value-type="string" calcext:value-type="string">
            <text:p>Wood products</text:p>
          </table:table-cell>
          <table:table-cell office:value-type="string" calcext:value-type="string">
            <text:p>Exported 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was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76]/1000" office:value-type="float" office:value="0.1" calcext:value-type="float">
            <text:p>0.1</text:p>
          </table:table-cell>
          <table:table-cell table:formula="of:=[.C76]/[.$K$1]" office:value-type="float" office:value="0.00179259657614054" calcext:value-type="float">
            <text:p>0.00179259657614054</text:p>
          </table:table-cell>
          <table:table-cell table:formula="of:=[.F76]*[.$G$2]" office:value-type="float" office:value="0.000806668459263243" calcext:value-type="float">
            <text:p>0.00080666845926324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products</text:p>
          </table:table-cell>
          <table:table-cell table:formula="of:=[.C74]+[.C75]-[.C69]" office:value-type="float" office:value="1550" calcext:value-type="float">
            <text:p>1550</text:p>
          </table:table-cell>
          <table:table-cell/>
          <table:table-cell table:formula="of:=[.C77]/1000" office:value-type="float" office:value="1.55" calcext:value-type="float">
            <text:p>1.55</text:p>
          </table:table-cell>
          <table:table-cell table:formula="of:=[.C77]/[.$K$1]" office:value-type="float" office:value="0.0277852469301784" calcext:value-type="float">
            <text:p>0.0277852469301784</text:p>
          </table:table-cell>
          <table:table-cell table:formula="of:=[.F77]*[.$G$2]" office:value-type="float" office:value="0.0125033611185803" calcext:value-type="float">
            <text:p>0.012503361118580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ulp &amp; paper industry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C78]/1000" office:value-type="float" office:value="0.66" calcext:value-type="float">
            <text:p>0.66</text:p>
          </table:table-cell>
          <table:table-cell table:formula="of:=[.C78]/[.$K$1]" office:value-type="float" office:value="0.0118311374025276" calcext:value-type="float">
            <text:p>0.0118311374025276</text:p>
          </table:table-cell>
          <table:table-cell table:formula="of:=[.F78]*[.$G$2]" office:value-type="float" office:value="0.0053240118311374" calcext:value-type="float">
            <text:p>0.005324011831137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Pulp &amp; paper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exports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C79]/1000" office:value-type="float" office:value="0.05" calcext:value-type="float">
            <text:p>0.05</text:p>
          </table:table-cell>
          <table:table-cell table:formula="of:=[.C79]/[.$K$1]" office:value-type="float" office:value="0.00089629828807027" calcext:value-type="float">
            <text:p>0.00089629828807027</text:p>
          </table:table-cell>
          <table:table-cell table:formula="of:=[.F79]*[.$G$2]" office:value-type="float" office:value="0.000403334229631621" calcext:value-type="float">
            <text:p>0.00040333422963162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Domestic pulp &amp; paper consumption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0]/1000" office:value-type="float" office:value="0.3" calcext:value-type="float">
            <text:p>0.3</text:p>
          </table:table-cell>
          <table:table-cell table:formula="of:=[.C80]/[.$K$1]" office:value-type="float" office:value="0.00537778972842162" calcext:value-type="float">
            <text:p>0.00537778972842162</text:p>
          </table:table-cell>
          <table:table-cell table:formula="of:=[.F80]*[.$G$2]" office:value-type="float" office:value="0.00242000537778973" calcext:value-type="float">
            <text:p>0.00242000537778973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Domestic pulp &amp; paper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exports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81]/1000" office:value-type="float" office:value="0.06" calcext:value-type="float">
            <text:p>0.06</text:p>
          </table:table-cell>
          <table:table-cell table:formula="of:=[.C81]/[.$K$1]" office:value-type="float" office:value="0.00107555794568432" calcext:value-type="float">
            <text:p>0.00107555794568432</text:p>
          </table:table-cell>
          <table:table-cell table:formula="of:=[.F81]*[.$G$2]" office:value-type="float" office:value="0.000484001075557946" calcext:value-type="float">
            <text:p>0.000484001075557946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waste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2]/1000" office:value-type="float" office:value="0.3" calcext:value-type="float">
            <text:p>0.3</text:p>
          </table:table-cell>
          <table:table-cell table:formula="of:=[.C82]/[.$K$1]" office:value-type="float" office:value="0.00537778972842162" calcext:value-type="float">
            <text:p>0.00537778972842162</text:p>
          </table:table-cell>
          <table:table-cell table:formula="of:=[.F82]*[.$G$2]" office:value-type="float" office:value="0.00242000537778973" calcext:value-type="float">
            <text:p>0.00242000537778973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waste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1:30:04.360995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1T11:57:39.073331898</dc:date>
    <meta:editing-duration>PT3H6M16S</meta:editing-duration>
    <meta:editing-cycles>15</meta:editing-cycles>
    <meta:generator>LibreOffice/7.2.7.2$Linux_X86_64 LibreOffice_project/20$Build-2</meta:generator>
    <meta:document-statistic meta:table-count="1" meta:cell-count="560" meta:object-count="0"/>
  </office:meta>
</office:document-meta>
</file>